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/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15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column table:style-name="co10" table:default-cell-style-name="ce19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8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2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2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2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b9e6052395ba047bd154ea45130026fc</text:p>
          </table:table-cell>
          <table:table-cell table:style-name="ce27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7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1" office:value-type="string" calcext:value-type="string">
            <text:p><text:span text:style-name="T3">大学物理</text:span><text:span text:style-name="T4">C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1" office:value-type="string" calcext:value-type="string">
            <text:p>概率论与数理统计</text:p>
          </table:table-cell>
          <table:table-cell table:style-name="ce11"/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1" office:value-type="string" calcext:value-type="string">
            <text:p>矩阵分析与应用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1" office:value-type="string" calcext:value-type="string">
            <text:p>矩阵分析与应用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1" office:value-type="string" calcext:value-type="string">
            <text:p>信号与系统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1" office:value-type="string" calcext:value-type="string">
            <text:p>离散数学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1" office:value-type="string" calcext:value-type="string">
            <text:p>计算机组成与系统结构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1" office:value-type="string" calcext:value-type="string">
            <text:p>矩阵理论和方法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1" office:value-type="string" calcext:value-type="string">
            <text:p>矩阵论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1" office:value-type="string" calcext:value-type="string">
            <text:p>高等数学A（上）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1" office:value-type="string" calcext:value-type="string">
            <text:p>矩阵分析与应用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1" office:value-type="string" calcext:value-type="string">
            <text:p>信号与系统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/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/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/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1" office:value-type="string" calcext:value-type="string">
            <text:p>信号与系统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1" office:value-type="string" calcext:value-type="string">
            <text:p>高等数学（上）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1" office:value-type="string" calcext:value-type="string">
            <text:p>概率论与随机过程</text:p>
          </table:table-cell>
          <table:table-cell table:style-name="ce11"/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1" office:value-type="string" calcext:value-type="string">
            <text:p>信号与系统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1" office:value-type="string" calcext:value-type="string">
            <text:p>矩阵分析与应用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1" office:value-type="string" calcext:value-type="string">
            <text:p>矩阵分析与应用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1" office:value-type="string" calcext:value-type="string">
            <text:p>大学计算机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1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1" office:value-type="string" calcext:value-type="string">
            <text:p>高等数学（上）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1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14" office:value-type="string" calcext:value-type="string">
            <text:p>066eb70dd44b90210c97ddb946183935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大学物理实验</text:p>
          </table:table-cell>
          <table:table-cell table:style-name="ce16" office:value-type="string" calcext:value-type="string">
            <text:p>大学物理实验 讲义（2023年）</text:p>
          </table:table-cell>
          <table:table-cell table:style-name="ce20" office:value-type="string" calcext:value-type="string">
            <text:p>C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0a989899a0724b171007e4adcb5f3917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线性代数</text:p>
          </table:table-cell>
          <table:table-cell table:style-name="ce14" office:value-type="string" calcext:value-type="string">
            <text:p>线性代数公式归纳</text:p>
          </table:table-cell>
          <table:table-cell table:style-name="ce14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0d3f8f6c537922dacec4ea5f5c2a9eec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运筹学</text:p>
          </table:table-cell>
          <table:table-cell table:style-name="ce14" office:value-type="string" calcext:value-type="string">
            <text:p>运筹学题库</text:p>
          </table:table-cell>
          <table:table-cell table:style-name="ce14"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118f2d5bebf10f9adb3cf89614b0a47c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大学物理</text:p>
          </table:table-cell>
          <table:table-cell table:style-name="ce14" office:value-type="string" calcext:value-type="string">
            <text:p>学解 考试宝典 大学（普通）物理</text:p>
          </table:table-cell>
          <table:table-cell table:style-name="ce14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19b833b8934f45fccee0c8f1c3c1abe0</text:p>
          </table:table-cell>
          <table:table-cell table:style-name="ce14"/>
          <table:table-cell table:style-name="ce14" office:value-type="string" calcext:value-type="string">
            <text:p>运筹学</text:p>
          </table:table-cell>
          <table:table-cell table:style-name="ce14" office:value-type="string" calcext:value-type="string">
            <text:p>期末复习</text:p>
          </table:table-cell>
          <table:table-cell table:style-name="ce14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1c3d7f68adab058635b158c4595b165c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马原思维导图</text:p>
          </table:table-cell>
          <table:table-cell table:style-name="ce20" office:value-type="string" calcext:value-type="string">
            <text:p>M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1d81f9c30b9d5013d8e5d6beb4d74ef4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高等数学（上）</text:p>
          </table:table-cell>
          <table:table-cell table:style-name="ce14" office:value-type="string" calcext:value-type="string">
            <text:p>积分精选</text:p>
          </table:table-cell>
          <table:table-cell table:style-name="ce14"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2f86b1c34727833d3572761e99368818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线性代数</text:p>
          </table:table-cell>
          <table:table-cell table:style-name="ce16" office:value-type="string" calcext:value-type="string">
            <text:p>线性代数讲义</text:p>
          </table:table-cell>
          <table:table-cell table:style-name="ce20" office:value-type="string" calcext:value-type="string">
            <text:p>C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34bf9c88e2a7ce920aa8854f75c4eea5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数据结构</text:p>
          </table:table-cell>
          <table:table-cell table:style-name="ce16" office:value-type="string" calcext:value-type="string">
            <text:p>数据结构习题集答案</text:p>
          </table:table-cell>
          <table:table-cell table:style-name="ce20" office:value-type="string" calcext:value-type="string">
            <text:p>A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37ede6b756b350460371b6d31c609d1b</text:p>
          </table:table-cell>
          <table:table-cell table:style-name="ce14"/>
          <table:table-cell table:style-name="ce14" office:value-type="string" calcext:value-type="string">
            <text:p>计算机网络</text:p>
          </table:table-cell>
          <table:table-cell table:style-name="ce14" office:value-type="string" calcext:value-type="string">
            <text:p>Computer Networks Fifth Edition Problem Solutions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22" table:number-columns-repeated="16377"/>
        </table:table-row>
        <table:table-row table:style-name="ro1">
          <table:table-cell table:style-name="ce14" office:value-type="string" calcext:value-type="string">
            <text:p>3ad204d9f1ecfbde8832802fc3eee0be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16" office:value-type="string" calcext:value-type="string">
            <text:p>高等数学基础</text:p>
          </table:table-cell>
          <table:table-cell table:style-name="ce20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3d6fa4f7305fb91e9c014e468037310c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工程图学</text:p>
          </table:table-cell>
          <table:table-cell table:style-name="ce14" office:value-type="string" calcext:value-type="string">
            <text:p>工程制图习题解答</text:p>
          </table:table-cell>
          <table:table-cell table:style-name="ce14"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1">
          <table:table-cell table:style-name="ce14" office:value-type="string" calcext:value-type="string">
            <text:p>3e5a331e25c57384ee12fdaca11823e5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20" office:value-type="string" calcext:value-type="string">
            <text:p>A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7">
          <table:table-cell table:style-name="ce14" office:value-type="string" calcext:value-type="string">
            <text:p>3eb071b6be2e6614d27aa4d894c51493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题库/知识点</text:p>
          </table:table-cell>
          <table:table-cell table:style-name="ce20" office:value-type="string" calcext:value-type="string">
            <text:p>QK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7">
          <table:table-cell table:style-name="ce14" office:value-type="string" calcext:value-type="string">
            <text:p>3fc6130e80ce9f651193a4668c3c582c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数据结构与算法</text:p>
          </table:table-cell>
          <table:table-cell table:style-name="ce14" office:value-type="string" calcext:value-type="string">
            <text:p>17年数据结构课件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zip</text:p>
          </table:table-cell>
          <table:table-cell table:style-name="ce22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43f894ce7840714612c5aa265455f34a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中国近现代史纲要</text:p>
          </table:table-cell>
          <table:table-cell table:style-name="ce16" office:value-type="string" calcext:value-type="string">
            <text:p>《中国近现代史纲要》考试宝典题库</text:p>
          </table:table-cell>
          <table:table-cell table:style-name="ce20" office:value-type="string" calcext:value-type="string">
            <text:p>Q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58e9726b5c5dab42a432b80a44c58caf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电路分析基础</text:p>
          </table:table-cell>
          <table:table-cell table:style-name="ce14" office:value-type="string" calcext:value-type="string">
            <text:p>电子工程学院 电路与电子电路 各章复习</text:p>
          </table:table-cell>
          <table:table-cell table:style-name="ce14" office:value-type="string" calcext:value-type="string">
            <text:p>K</text:p>
          </table:table-cell>
          <table:table-cell table:style-name="ce22" office:value-type="string" calcext:value-type="string">
            <text:p>zip</text:p>
          </table:table-cell>
          <table:table-cell table:style-name="ce22" table:number-columns-repeated="16378"/>
        </table:table-row>
        <table:table-row table:style-name="ro7">
          <table:table-cell table:style-name="ce14" office:value-type="string" calcext:value-type="string">
            <text:p>5aae01f0a98b3fc6d3d1b3ba807070e4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线性代数</text:p>
          </table:table-cell>
          <table:table-cell table:style-name="ce14" office:value-type="string" calcext:value-type="string">
            <text:p>线代绿书2018版答案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1">
          <table:table-cell table:style-name="ce14" office:value-type="string" calcext:value-type="string">
            <text:p>62b43f8fbed2bb3087f2afc96fd89b0f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数字电路与逻辑系统</text:p>
          </table:table-cell>
          <table:table-cell table:style-name="ce14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zip</text:p>
          </table:table-cell>
          <table:table-cell table:style-name="ce22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1">
          <table:table-cell table:style-name="ce14" office:value-type="string" calcext:value-type="string">
            <text:p>680b6abcd0be13a2ea4acb1f31e21772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物联网工程</text:p>
          </table:table-cell>
          <table:table-cell table:style-name="ce14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20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6d7a3ce447f1b9f75b8bfee6e98275f7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中国近现代史纲要</text:p>
          </table:table-cell>
          <table:table-cell table:style-name="ce16" office:value-type="string" calcext:value-type="string">
            <text:p>《考试宝典》中国近现代史纲要</text:p>
          </table:table-cell>
          <table:table-cell table:style-name="ce20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1">
          <table:table-cell table:style-name="ce14" office:value-type="string" calcext:value-type="string">
            <text:p>726471bd31ef01df1c4d797b7402ef0c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20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7983d676bb595b6be4f8993f556a1d34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16" office:value-type="string" calcext:value-type="string">
            <text:p>奇数题答案</text:p>
          </table:table-cell>
          <table:table-cell table:style-name="ce20" office:value-type="string" calcext:value-type="string">
            <text:p>A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8087447999a9996dba3c54e32345aee9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军事理论</text:p>
          </table:table-cell>
          <table:table-cell table:style-name="ce16" office:value-type="string" calcext:value-type="string">
            <text:p>军事理论题库</text:p>
          </table:table-cell>
          <table:table-cell table:style-name="ce20" office:value-type="string" calcext:value-type="string">
            <text:p>Q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7">
          <table:table-cell table:style-name="ce14" office:value-type="string" calcext:value-type="string">
            <text:p>8285ae9bb8aec3dbf665dd1bdf75bef4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大学物理实验</text:p>
          </table:table-cell>
          <table:table-cell table:style-name="ce14" office:value-type="string" calcext:value-type="string">
            <text:p>大学物理实验 讲义（2020年）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7">
          <table:table-cell table:style-name="ce14" office:value-type="string" calcext:value-type="string">
            <text:p>8853903287d58621391474f65450b928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工程数学</text:p>
          </table:table-cell>
          <table:table-cell table:style-name="ce14" office:value-type="string" calcext:value-type="string">
            <text:p>复变函数与数学物理方法-部分习题解答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8b3bc2a11252293e2c255aabf6d301b7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大学英语</text:p>
          </table:table-cell>
          <table:table-cell table:style-name="ce14" office:value-type="string" calcext:value-type="string">
            <text:p>新目标大学英语（第二版）视听说教程参考答案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2">
          <table:table-cell table:style-name="ce1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978c539a2fcd228458118a0c07d59b85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数字电路与逻辑系统</text:p>
          </table:table-cell>
          <table:table-cell table:style-name="ce14" office:value-type="string" calcext:value-type="string">
            <text:p>蜂考速成课《数字电子技术》</text:p>
          </table:table-cell>
          <table:table-cell table:style-name="ce14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7">
          <table:table-cell table:style-name="ce14" office:value-type="string" calcext:value-type="string">
            <text:p>98e5627649bdfc873a0f4302349f4fb7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电路分析基础/电子电路基础</text:p>
          </table:table-cell>
          <table:table-cell table:style-name="ce14" office:value-type="string" calcext:value-type="string">
            <text:p>电子电路全书课后习题答案合并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1">
          <table:table-cell table:style-name="ce14" office:value-type="string" calcext:value-type="string">
            <text:p>a068341adf389097090e9bf05d53c024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a721ecde2dde9effb76768da391ac497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电路分析基础</text:p>
          </table:table-cell>
          <table:table-cell table:style-name="ce14" office:value-type="string" calcext:value-type="string">
            <text:p>学解 考试宝典 电路</text:p>
          </table:table-cell>
          <table:table-cell table:style-name="ce14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acaa28a9381ab134352f2d499eab39db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电路分析基础</text:p>
          </table:table-cell>
          <table:table-cell table:style-name="ce14" office:value-type="string" calcext:value-type="string">
            <text:p>电路分析基础俎云霄 课后答案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8">
          <table:table-cell table:style-name="ce14" office:value-type="string" calcext:value-type="string">
            <text:p>acb674edeea9e45d58c94016b13351a5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微波工程基础</text:p>
          </table:table-cell>
          <table:table-cell table:style-name="ce14" office:value-type="string" calcext:value-type="string">
            <text:p>《微波工程基础》实验教学手册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pdf</text:p>
          </table:table-cell>
          <table:table-cell table:style-name="ce22" table:number-columns-repeated="16378"/>
        </table:table-row>
        <table:table-row table:style-name="ro2">
          <table:table-cell table:style-name="ce1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22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22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22" table:number-columns-repeated="16377"/>
        </table:table-row>
        <table:table-row table:style-name="ro8">
          <table:table-cell table:style-name="ce14" office:value-type="string" calcext:value-type="string">
            <text:p>b39de807ea75fc083b7b7ea31aeb8519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高等数学（下）</text:p>
          </table:table-cell>
          <table:table-cell table:style-name="ce16" office:value-type="string" calcext:value-type="string">
            <text:p>期末复习讲义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b464f2c0becdce1d24d22b4fe9154fef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大学计算机基础</text:p>
          </table:table-cell>
          <table:table-cell table:style-name="ce14" office:value-type="string" calcext:value-type="string">
            <text:p>大学计算机基础练习题</text:p>
          </table:table-cell>
          <table:table-cell table:style-name="ce14" office:value-type="string" calcext:value-type="string">
            <text:p>Q</text:p>
          </table:table-cell>
          <table:table-cell table:style-name="ce22" office:value-type="string" calcext:value-type="string">
            <text:p>zip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b4e2114f4fa50282fe33485907706e5b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计算机基础知识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b624cb81305d085c690a408693945595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中国近现代史纲要</text:p>
          </table:table-cell>
          <table:table-cell table:style-name="ce16" office:value-type="string" calcext:value-type="string">
            <text:p>时间轴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4" office:value-type="string" calcext:value-type="string">
            <text:p>b6fae3f7464a1f80021cf070ca732205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线性代数</text:p>
          </table:table-cell>
          <table:table-cell table:style-name="ce16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14" office:value-type="string" calcext:value-type="string">
            <text:p>be10e83fe557073cbfe158737729a9d4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知识框架</text:p>
          </table:table-cell>
          <table:table-cell table:style-name="ce14" office:value-type="string" calcext:value-type="string">
            <text:p>M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4" office:value-type="string" calcext:value-type="string">
            <text:p>c5b8df80724f60c1ac23a4dbf72ae862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c8e97b1d423103e1693c6a33eb5669a2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微波技术基础</text:p>
          </table:table-cell>
          <table:table-cell table:style-name="ce14" office:value-type="string" calcext:value-type="string">
            <text:p>廖承恩《微波技术基础》习题解答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12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14" office:value-type="string" calcext:value-type="string">
            <text:p>cbbdc0828717c5d6eef6c9cc6e71b1c6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模拟电子技术</text:p>
          </table:table-cell>
          <table:table-cell table:style-name="ce14" office:value-type="string" calcext:value-type="string">
            <text:p>2015年课件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zip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cea8d3fbbd654a034177eac609fdb01e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中国近现代史纲要</text:p>
          </table:table-cell>
          <table:table-cell table:style-name="ce16" office:value-type="string" calcext:value-type="string">
            <text:p>思维导图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cff2fb2ee5eba8180781836ab9a268c4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军事理论</text:p>
          </table:table-cell>
          <table:table-cell table:style-name="ce16" office:value-type="string" calcext:value-type="string">
            <text:p>军事理论题库</text:p>
          </table:table-cell>
          <table:table-cell table:style-name="ce20" office:value-type="string" calcext:value-type="string">
            <text:p>Q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21" office:value-type="string" calcext:value-type="string">
            <text:p>K</text:p>
          </table:table-cell>
          <table:table-cell table:style-name="ce12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14" office:value-type="string" calcext:value-type="string">
            <text:p>d0a4279569b9fe79de8d00dfa0827392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中国近现代史纲要</text:p>
          </table:table-cell>
          <table:table-cell table:style-name="ce16" office:value-type="string" calcext:value-type="string">
            <text:p>知识点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d1e32cef9a688384716b9001680c19f0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军事理论</text:p>
          </table:table-cell>
          <table:table-cell table:style-name="ce16" office:value-type="string" calcext:value-type="string">
            <text:p>军事理论题库</text:p>
          </table:table-cell>
          <table:table-cell table:style-name="ce20" office:value-type="string" calcext:value-type="string">
            <text:p>Q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1">
          <table:table-cell table:style-name="ce14" office:value-type="string" calcext:value-type="string">
            <text:p>d90c3c5665ae897fe9110e5a9ecbc0c0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16" office:value-type="string" calcext:value-type="string">
            <text:p>偶数题答案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db1d0153d20bc177c614f06981850a34</text:p>
          </table:table-cell>
          <table:table-cell table:style-name="ce14"/>
          <table:table-cell table:style-name="ce14" office:value-type="string" calcext:value-type="string">
            <text:p>随机信号分析与处理</text:p>
          </table:table-cell>
          <table:table-cell table:style-name="ce14" office:value-type="string" calcext:value-type="string">
            <text:p>罗鹏飞习题解答</text:p>
          </table:table-cell>
          <table:table-cell table:style-name="ce14" office:value-type="string" calcext:value-type="string">
            <text:p>A</text:p>
          </table:table-cell>
          <table:table-cell table:style-name="ce22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dc13924148a20b4efe4f81af03220632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操作系统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2">
          <table:table-cell table:style-name="ce1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14" office:value-type="string" calcext:value-type="string">
            <text:p>e66ce7007cd563e6c7e8acc58f27ef90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嵌入式系统控制与应用</text:p>
          </table:table-cell>
          <table:table-cell table:style-name="ce14" office:value-type="string" calcext:value-type="string">
            <text:p>嵌入式系统控制与应用 实验指导书（2015年）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e6869464777a90d754e3418cecd3bfb3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中国近现代史纲要</text:p>
          </table:table-cell>
          <table:table-cell table:style-name="ce16" office:value-type="string" calcext:value-type="string">
            <text:p>《中国近现代史纲要》通关宝典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7">
          <table:table-cell table:style-name="ce14" office:value-type="string" calcext:value-type="string">
            <text:p>eb30ada79c8df0abd0df64dc9e7be4fd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数据结构与算法</text:p>
          </table:table-cell>
          <table:table-cell table:style-name="ce14" office:value-type="string" calcext:value-type="string">
            <text:p>数据结构课件与资料-张海旸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zip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f27dbba58082d1aecb6cb90d7333a7cb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马原知识点</text:p>
          </table:table-cell>
          <table:table-cell table:style-name="ce20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14" office:value-type="string" calcext:value-type="string">
            <text:p>f97243ad75e829b854175d43b3170df1</text:p>
          </table:table-cell>
          <table:table-cell table:style-name="ce14" office:value-type="string" calcext:value-type="string">
            <text:p>本科</text:p>
          </table:table-cell>
          <table:table-cell table:style-name="ce14" office:value-type="string" calcext:value-type="string">
            <text:p>C++语言程序设计</text:p>
          </table:table-cell>
          <table:table-cell table:style-name="ce14" office:value-type="string" calcext:value-type="string">
            <text:p>C++程序设计 课件</text:p>
          </table:table-cell>
          <table:table-cell table:style-name="ce14" office:value-type="string" calcext:value-type="string">
            <text:p>C</text:p>
          </table:table-cell>
          <table:table-cell table:style-name="ce22" office:value-type="string" calcext:value-type="string">
            <text:p>zip</text:p>
          </table:table-cell>
          <table:table-cell table:style-name="ce22"/>
          <table:table-cell table:number-columns-repeated="16377"/>
        </table:table-row>
        <table:table-row table:style-name="ro8">
          <table:table-cell table:style-name="ce14" office:value-type="string" calcext:value-type="string">
            <text:p>fb961636c3e8a00b42c2f4ead061340f</text:p>
          </table:table-cell>
          <table:table-cell table:style-name="ce16" office:value-type="string" calcext:value-type="string">
            <text:p>本科</text:p>
          </table:table-cell>
          <table:table-cell table:style-name="ce16" office:value-type="string" calcext:value-type="string">
            <text:p>马克思主义基本原理</text:p>
          </table:table-cell>
          <table:table-cell table:style-name="ce16" office:value-type="string" calcext:value-type="string">
            <text:p>知识梳理（第四章）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pdf</text:p>
          </table:table-cell>
          <table:table-cell table:style-name="ce22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9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2:48:47.950288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0T12:50:05.521863887</dc:date>
    <meta:editing-cycles>779</meta:editing-cycles>
    <meta:editing-duration>P4DT12H5M29S</meta:editing-duration>
    <meta:generator>LibreOffice/24.8.0.3$Linux_X86_64 LibreOffice_project/480$Build-3</meta:generator>
    <meta:document-statistic meta:table-count="3" meta:cell-count="4559" meta:object-count="0"/>
    <meta:user-defined meta:name="AppVersion">15.0000</meta:user-defined>
  </office:meta>
</office:document-meta>
</file>